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ListLabel19" style:family="text">
      <style:text-properties style:use-window-font-color="true" style:text-underline-type="none" style:text-underline-color="font-color"/>
    </style:style>
    <style:style style:name="T10" style:parent-style-name="ListLabel19" style:family="text">
      <style:text-properties style:use-window-font-color="true" style:text-underline-type="none" style:text-underline-color="font-color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17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1pt" style:font-size-asian="11pt" style:font-size-complex="11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2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22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23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2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P27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2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P32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3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P35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3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P3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3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4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4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4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P4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45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P54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T5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P66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3" style:parent-style-name="DefaultParagraphFont" style:family="text">
      <style:text-properties fo:font-size="11pt" style:font-size-asian="11pt" style:font-size-complex="11pt"/>
    </style:style>
    <style:style style:name="T74" style:parent-style-name="DefaultParagraphFont" style:family="text">
      <style:text-properties fo:font-size="11pt" style:font-size-asian="11pt" style:font-size-complex="11pt"/>
    </style:style>
    <style:style style:name="P7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style:font-weight-complex="bold" fo:font-size="11pt" style:font-size-asian="11pt" style:font-size-complex="11pt"/>
    </style:style>
    <style:style style:name="P7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7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P8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81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P87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8" style:parent-style-name="DefaultParagraphFont" style:family="text">
      <style:text-properties fo:font-size="11pt" style:font-size-asian="11pt" style:font-size-complex="11pt"/>
    </style:style>
    <style:style style:name="T8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P93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1pt" style:font-size-asian="11pt" style:font-size-complex="11pt"/>
    </style:style>
    <style:style style:name="P9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9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P9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99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10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10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P10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0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0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P108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3" style:parent-style-name="DefaultParagraphFont" style:family="text">
      <style:text-properties fo:font-size="11pt" style:font-size-asian="11pt" style:font-size-complex="11pt"/>
    </style:style>
    <style:style style:name="T11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19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1pt" style:font-size-asian="11pt" style:font-size-complex="11pt"/>
    </style:style>
    <style:style style:name="P120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1pt" style:font-size-asian="11pt" style:font-size-complex="11pt"/>
    </style:style>
    <style:style style:name="P12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2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23" style:parent-style-name="DefaultParagraphFont" style:family="text">
      <style:text-properties fo:font-size="11pt" style:font-size-asian="11pt" style:font-size-complex="11pt"/>
    </style:style>
    <style:style style:name="P124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5" style:parent-style-name="DefaultParagraphFont" style:family="text">
      <style:text-properties fo:font-size="11pt" style:font-size-asian="11pt" style:font-size-complex="11pt"/>
    </style:style>
    <style:style style:name="T12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27" style:parent-style-name="DefaultParagraphFont" style:family="text">
      <style:text-properties fo:font-size="11pt" style:font-size-asian="11pt" style:font-size-complex="11pt"/>
    </style:style>
    <style:style style:name="T12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29" style:parent-style-name="DefaultParagraphFont" style:family="text">
      <style:text-properties fo:font-size="11pt" style:font-size-asian="11pt" style:font-size-complex="11pt"/>
    </style:style>
    <style:style style:name="T13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1" style:parent-style-name="DefaultParagraphFont" style:family="text">
      <style:text-properties fo:font-size="11pt" style:font-size-asian="11pt" style:font-size-complex="11pt"/>
    </style:style>
    <style:style style:name="T13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DefaultParagraphFont" style:family="text">
      <style:text-properties fo:font-size="11pt" style:font-size-asian="11pt" style:font-size-complex="11pt"/>
    </style:style>
    <style:style style:name="P134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5" style:parent-style-name="DefaultParagraphFont" style:family="text">
      <style:text-properties fo:font-size="11pt" style:font-size-asian="11pt" style:font-size-complex="11pt"/>
    </style:style>
    <style:style style:name="T13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7" style:parent-style-name="DefaultParagraphFont" style:family="text">
      <style:text-properties fo:font-size="11pt" style:font-size-asian="11pt" style:font-size-complex="11pt"/>
    </style:style>
    <style:style style:name="P138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1pt" style:font-size-asian="11pt" style:font-size-complex="11pt"/>
    </style:style>
    <style:style style:name="P13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4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2" style:parent-style-name="DefaultParagraphFont" style:family="text">
      <style:text-properties fo:font-size="11pt" style:font-size-asian="11pt" style:font-size-complex="11pt"/>
    </style:style>
    <style:style style:name="P143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44" style:parent-style-name="DefaultParagraphFont" style:family="text">
      <style:text-properties fo:font-size="11pt" style:font-size-asian="11pt" style:font-size-complex="11pt"/>
    </style:style>
    <style:style style:name="T1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DefaultParagraphFont" style:family="text">
      <style:text-properties fo:font-size="11pt" style:font-size-asian="11pt" style:font-size-complex="11pt"/>
    </style:style>
    <style:style style:name="T1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48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49" style:parent-style-name="DefaultParagraphFont" style:family="text">
      <style:text-properties fo:font-size="11pt" style:font-size-asian="11pt" style:font-size-complex="11pt"/>
    </style:style>
    <style:style style:name="T15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1" style:parent-style-name="DefaultParagraphFont" style:family="text">
      <style:text-properties fo:font-size="11pt" style:font-size-asian="11pt" style:font-size-complex="11pt"/>
    </style:style>
    <style:style style:name="T1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53" style:parent-style-name="Standard" style:family="paragraph">
      <style:paragraph-properties style:snap-to-layout-grid="false"/>
      <style:text-properties fo:font-weight="bold" style:font-weight-asian="bold" style:font-weight-complex="bold" fo:font-size="11pt" style:font-size-asian="11pt" style:font-size-complex="11pt"/>
    </style:style>
    <style:style style:name="P15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155" style:parent-style-name="Standard" style:family="paragraph">
      <style:paragraph-properties style:snap-to-layout-grid="false"/>
    </style:style>
    <style:style style:name="T15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7" style:parent-style-name="DefaultParagraphFont" style:family="text">
      <style:text-properties fo:font-size="11pt" style:font-size-asian="11pt" style:font-size-complex="11pt"/>
    </style:style>
    <style:style style:name="P158" style:parent-style-name="Standard" style:family="paragraph">
      <style:paragraph-properties style:snap-to-layout-grid="false"/>
    </style:style>
    <style:style style:name="T15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60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<text:span text:style-name="T8">Paoli, PA 19301 | 347-595-2552 | m</text:span><text:span text:style-name="T9">marinov55555@gmail.com | mmarinov.netlify.</text:span><text:span text:style-name="T10">app</text:span></text:p>
      <text:p text:style-name="P11">EDUCATION</text:p>
      <text:p text:style-name="P12"><text:span text:style-name="T13">Macaulay Honors College at CUNY Hunter College<text:s/></text:span><text:span text:style-name="T14"><text:tab/></text:span><text:span text:style-name="T15">New York, NY</text:span></text:p>
      <text:p text:style-name="P16">Bachelors in Computer Science | Minor: Mathematics, Psychology | GPA: 3.88<text:s/><text:tab/><text:s/>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TECHNICAL SKILLS</text:p>
      <text:p text:style-name="P23"><text:span text:style-name="T24">Programming Languages</text:span><text:span text:style-name="T25">: <text:s/>C++, Python, JavaScript/TypeScript, Java</text:span><text:span text:style-name="T26">, SQL</text:span></text:p>
      <text:p text:style-name="P27"><text:span text:style-name="T28">Software Tools</text:span><text:span text:style-name="T29">:<text:s/></text:span><text:span text:style-name="T30"><text:tab/></text:span><text:span text:style-name="T31"><text:tab/><text:s text:c="7"/>Git, GNU Make, Cmake, Maven, Confluence, AirTable, MonkeyLearn, Trello, Jira</text:span></text:p>
      <text:p text:style-name="P32"><text:span text:style-name="T33">Front-End Technologies: <text:s text:c="3"/></text:span><text:span text:style-name="T34">jQuery, Angular.js, React.js, Redux.js, Gatsby.js, Bootstrap</text:span></text:p>
      <text:p text:style-name="P35"><text:span text:style-name="T36">Back-End Technologies: <text:s text:c="4"/></text:span><text:span text:style-name="T37">Node.js, Express.js, Jest.js, Doctest, PostgreSQL, MongoDB, GraphQL, Redis, Spring</text:span></text:p>
      <text:p text:style-name="P38"/>
      <text:p text:style-name="P39">EXPERIENCE</text:p>
      <text:p text:style-name="P40"><text:span text:style-name="T41">The Vanguard Group Inc. | Enterprise Advice</text:span><text:span text:style-name="T42"><text:tab/><text:s text:c="3"/></text:span><text:span text:style-name="T43"><text:s text:c="71"/>Malvern, PA</text:span></text:p>
      <text:p text:style-name="P44">Software Engineer<text:tab/>June 2021 – Present</text:p>
      <text:list text:style-name="WWNum3" text:continue-numbering="true">
        <text:list-item>
          <text:p text:style-name="P45"><text:span text:style-name="T46">Enhanced Division’s data lake<text:s/></text:span><text:span text:style-name="T47">DynamoDB<text:s/></text:span><text:span text:style-name="T48">pipeline by</text:span><text:span text:style-name="T49"><text:s/>refactoring and improving<text:s/></text:span><text:span text:style-name="T50">AWS Lambda, Firehose, S3, and Glue Crawler</text:span><text:span text:style-name="T51"><text:s/>to enable multi-region allowing the pipeline to</text:span><text:span text:style-name="T52"><text:s/>have 99.99% uptime and store data from newer schemas. <text:s/></text:span><text:span text:style-name="T53"><text:s text:c="2"/></text:span></text:p>
        </text:list-item>
        <text:list-item>
          <text:p text:style-name="P54"><text:span text:style-name="T55">Maintained division’s<text:s/></text:span><text:span text:style-name="T56">Web Portals<text:s/></text:span><text:span text:style-name="T57">through<text:s/></text:span><text:span text:style-name="T58">Kong</text:span><text:span text:style-name="T59"><text:s/>and<text:s/></text:span><text:span text:style-name="T60">Rapid API</text:span><text:span text:style-name="T61"><text:s/>that stored company’s API specs and created a pipeline using<text:s/></text:span><text:span text:style-name="T62">Python</text:span><text:span text:style-name="T63"><text:s/>and<text:s/></text:span><text:span text:style-name="T64">Docker</text:span><text:span text:style-name="T65"><text:s/>to automatically validate, upload, and delete specs from the portal, saving the company hours every week.</text:span></text:p>
        </text:list-item>
        <text:list-item>
          <text:p text:style-name="P66"><text:span text:style-name="T67">Manufactured<text:s/></text:span><text:span text:style-name="T68">synthetic testing as well as<text:s/></text:span><text:span text:style-name="T69">an ad hoc action and no action run using<text:s/></text:span><text:span text:style-name="T70">AWS Lambdas, Java</text:span><text:span text:style-name="T71"><text:s/>and<text:s/></text:span><text:span text:style-name="T72">Python</text:span><text:span text:style-name="T73"><text:s/>that accelerated testing the security recommendation process from 24 hours to about 20 minutes</text:span><text:span text:style-name="T74"><text:s/>and hastened error catching from twice a day to every hour.</text:span></text:p>
        </text:list-item>
      </text:list>
      <text:p text:style-name="P75"/>
      <text:p text:style-name="P76"><text:span text:style-name="T77">CUNY Hunter College | Research Foundation of CUNY<text:s/></text:span><text:span text:style-name="T78"><text:tab/><text:s text:c="3"/></text:span><text:span text:style-name="T79"><text:s text:c="71"/>New York, NY</text:span></text:p>
      <text:p text:style-name="P80">AI Research Assistant, Supervised by Professor Anita Raja<text:tab/>May 2020 – June 2021</text:p>
      <text:list text:style-name="WWNum3" text:continue-numbering="true">
        <text:list-item>
          <text:p text:style-name="P81"><text:span text:style-name="T82">Applied<text:s/></text:span><text:span text:style-name="T83">Multi-Agent Systems AI<text:s/></text:span><text:span text:style-name="T84">to lower average travel time for drivers through simulations using<text:s/></text:span><text:span text:style-name="T85">Python</text:span><text:span text:style-name="T86">.</text:span></text:p>
        </text:list-item>
        <text:list-item>
          <text:p text:style-name="P87"><text:span text:style-name="T88">Created<text:s/></text:span><text:span text:style-name="T89">PowerPoints<text:s/></text:span><text:span text:style-name="T90">to present papers on applying<text:s/></text:span><text:span text:style-name="T91">evolutionary strategies</text:span><text:span text:style-name="T92"><text:s/>to traffic.</text:span></text:p>
        </text:list-item>
      </text:list>
      <text:p text:style-name="P93"/>
      <text:p text:style-name="P94"><text:span text:style-name="T95">WeWork | WeWork Labs<text:s/></text:span><text:span text:style-name="T96"><text:tab/></text:span><text:span text:style-name="T97">New York, NY</text:span></text:p>
      <text:p text:style-name="P98">Software Engineer<text:s/>Intern<text:tab/>June 2019 – August 2019</text:p>
      <text:p text:style-name="P99"><text:tab/><text:tab/><text:tab/><text:tab/></text:p>
      <text:p text:style-name="P100"><text:span text:style-name="T101">PROJECTS</text:span><text:span text:style-name="T102"><text:tab/></text:span></text:p>
      <text:p text:style-name="P103"><text:span text:style-name="T104">Info-Hawk, Private Project</text:span><text:span text:style-name="T105"><text:s/>| Personal Development</text:span><text:span text:style-name="T106"><text:tab/>March 2022 –<text:s/></text:span><text:span text:style-name="T107">March 2023</text:span></text:p>
      <text:list text:style-name="WWNum8">
        <text:list-item>
          <text:p text:style-name="P108"><text:span text:style-name="T109">Full-stack questionnaire-creator application made with<text:s/></text:span><text:span text:style-name="T110">EJS</text:span><text:span text:style-name="T111">,<text:s/></text:span><text:span text:style-name="T112">TypeScript</text:span><text:span text:style-name="T113">,<text:s/></text:span><text:span text:style-name="T114">Express</text:span><text:span text:style-name="T115">,<text:s/></text:span><text:span text:style-name="T116">MongoDB</text:span><text:span text:style-name="T117"><text:s/>and<text:s/></text:span><text:span text:style-name="T118">Redis</text:span></text:p>
        </text:list-item>
        <text:list-item>
          <text:p text:style-name="P119">Expedited Accountant’s process of retrieving client information for taxes from hours on the phone to 30 minutes.</text:p>
        </text:list-item>
      </text:list>
      <text:p text:style-name="P120"/>
      <text:p text:style-name="P121"><text:span text:style-name="T122">A Multifaceted Approach to 2048 Game, Group Project | CUNY Hunter College</text:span><text:span text:style-name="T123"><text:tab/>May 2020</text:span></text:p>
      <text:list text:style-name="WWNum8" text:continue-numbering="true">
        <text:list-item>
          <text:p text:style-name="P124"><text:span text:style-name="T125">Experimented with<text:s/></text:span><text:span text:style-name="T126">Evolutionary Strategy CMA-ES</text:span><text:span text:style-name="T127"><text:s/>to optimize<text:s/></text:span><text:span text:style-name="T128">heuristic weights<text:s/></text:span><text:span text:style-name="T129">to train AI to play 2048 using<text:s/></text:span><text:span text:style-name="T130">Python<text:s/></text:span><text:span text:style-name="T131">and<text:s/></text:span><text:span text:style-name="T132">Expectimax algorithm</text:span><text:span text:style-name="T133">.</text:span></text:p>
        </text:list-item>
        <text:list-item>
          <text:p text:style-name="P134"><text:span text:style-name="T135">Documented findings with<text:s/></text:span><text:span text:style-name="T136">LaTeX<text:s/></text:span><text:span text:style-name="T137">and showed how the AI was able learn to play up to the 8192th tile.</text:span></text:p>
        </text:list-item>
      </text:list>
      <text:p text:style-name="P138"/>
      <text:p text:style-name="P139"><text:span text:style-name="T140">ClusterDuck, Group Project<text:s/></text:span><text:span text:style-name="T141">| Hunter Codefest</text:span><text:span text:style-name="T142"><text:tab/>January 2020</text:span></text:p>
      <text:list text:style-name="WWNum7">
        <text:list-item>
          <text:p text:style-name="P143"><text:span text:style-name="T144">Social media app aimed at creating community by allowing users to post questions/advice about computer science and reply to each other as well as view each other’s profiles.<text:s/></text:span><text:span text:style-name="T145">Containerized</text:span><text:span text:style-name="T146"><text:s/>the app with<text:s/></text:span><text:span text:style-name="T147">Docker.</text:span></text:p>
        </text:list-item>
        <text:list-item>
          <text:p text:style-name="P148"><text:span text:style-name="T149">Implemented the app’s routes, profile pages, registration and login using</text:span><text:span text:style-name="T150"><text:s/>MongoDB, React, Node<text:s/></text:span><text:span text:style-name="T151">and<text:s/></text:span><text:span text:style-name="T152">Express.</text:span></text:p>
        </text:list-item>
      </text:list>
      <text:p text:style-name="P153"/>
      <text:p text:style-name="P154">SKILLS</text:p>
      <text:p text:style-name="P155"><text:span text:style-name="T156">Languages:<text:s/></text:span><text:span text:style-name="T157">English (fluent), Bulgarian (Native), Spanish (Elementary) <text:s text:c="9"/></text:span></text:p>
      <text:p text:style-name="P158"><text:span text:style-name="T159">Interests:<text:s/></text:span><text:span text:style-name="T160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_9" style:display-name="WW_OutlineListStyle_9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8" style:display-name="WW_OutlineListStyle_8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7" style:display-name="WW_OutlineListStyle_7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6" style:display-name="WW_OutlineListStyle_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5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15LVL2" style:family="text">
      <style:text-properties style:font-name="Symbol" style:font-name-complex="Symbol"/>
    </style:style>
    <style:style style:name="WW_CharLFO15LVL3" style:family="text">
      <style:text-properties style:font-name="Symbol" style:font-name-complex="Symbol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Symbol" style:font-name-complex="Symbol"/>
    </style:style>
    <style:style style:name="WW_CharLFO15LVL6" style:family="text">
      <style:text-properties style:font-name="Symbol" style:font-name-complex="Symbol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Symbol" style:font-name-complex="Symbol"/>
    </style:style>
    <style:style style:name="WW_CharLFO15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15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3" style:display-name="WWNum3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4" style:display-name="WWNum4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5" style:display-name="WWNum5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6" style:display-name="WWNum6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7" style:display-name="WWNum7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8" style:display-name="WWNum8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4-09-16T22:12:00Z</dc:date>
    <meta:print-date>2022-04-18T00:19:00Z</meta:print-date>
    <meta:template xlink:href="Normal" xlink:type="simple"/>
    <meta:editing-cycles>27</meta:editing-cycles>
    <meta:editing-duration>PT148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07" meta:character-count="3392" meta:row-count="24" meta:non-whitespace-character-count="2891"/>
  </office:meta>
</office:document-meta>
</file>